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4.9547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7" style:family="table-column">
      <style:table-column-properties fo:break-before="auto" style:column-width="2.1252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4" style:family="table-column">
      <style:table-column-properties fo:break-before="auto" style:column-width="2.9583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5.2681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5" style:family="table-column">
      <style:table-column-properties fo:break-before="auto" style:column-width="2.5209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co75" style:family="table-column">
      <style:table-column-properties fo:break-before="auto" style:column-width="0.5256in"/>
    </style:style>
    <style:style style:name="co76" style:family="table-column">
      <style:table-column-properties fo:break-before="auto" style:column-width="2.5925in"/>
    </style:style>
    <style:style style:name="co77" style:family="table-column">
      <style:table-column-properties fo:break-before="auto" style:column-width="3.6563in"/>
    </style:style>
    <style:style style:name="co78" style:family="table-column">
      <style:table-column-properties fo:break-before="auto" style:column-width="3.6252in"/>
    </style:style>
    <style:style style:name="co79" style:family="table-column">
      <style:table-column-properties fo:break-before="auto" style:column-width="0.889in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2.010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1.4819in" fo:break-before="auto" style:use-optimal-row-height="true"/>
    </style:style>
    <style:style style:name="ro10" style:family="table-row">
      <style:table-row-properties style:row-height="1.6681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64" style:family="table-cell" style:parent-style-name="Default" style:data-style-name="N0">
      <style:text-properties style:font-name="Roboto" style:font-name-asian="Roboto" style:font-name-complex="Roboto"/>
    </style:style>
    <style:style style:name="ce166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67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73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7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7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80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8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83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84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85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89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1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6" style:family="table-cell" style:parent-style-name="Default" style:data-style-name="N0"/>
    <style:style style:name="ce197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9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0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0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0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06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08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09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1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12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1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19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20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1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23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25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27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8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9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3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3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3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36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37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38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39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40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4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44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245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246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50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252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53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5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8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8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9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2" style:family="text">
      <style:text-properties fo:color="#f95c4a" loext:opacity="100%" style:text-outline="false" style:text-line-through-style="none" style:text-line-through-type="none" style:font-name="Robot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4pt" style:language-asian="zh" style:country-asian="CN" style:font-style-asian="normal" style:font-weight-asian="bold" style:font-name-complex="Roboto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Robo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0be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95c4a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Robot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Robo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bold" style:font-name-complex="Robot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1" style:family="text">
      <style:text-properties fo:color="#20beff" loext:opacity="100%" style:text-outline="false" style:text-line-through-style="none" style:text-line-through-type="none" style:font-name="Robot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bold" style:font-name-complex="Robot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75" table:default-cell-style-name="ce87"/>
        <table:table-column table:style-name="co76" table:default-cell-style-name="ce87"/>
        <table:table-column table:style-name="co77" table:default-cell-style-name="ce87"/>
        <table:table-column table:style-name="co4" table:default-cell-style-name="ce87"/>
        <table:table-column table:style-name="co76" table:default-cell-style-name="ce87"/>
        <table:table-column table:style-name="co5" table:default-cell-style-name="ce87"/>
        <table:table-column table:style-name="co78" table:default-cell-style-name="ce87"/>
        <table:table-column table:style-name="co7" table:default-cell-style-name="ce87"/>
        <table:table-column table:style-name="co79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The West Wing Weekly</text:p>
          </table:table-cell>
          <table:table-cell table:style-name="ce96" office:value-type="string" calcext:value-type="string">
            <text:p><text:span text:style-name="T17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The West Wing Weekly</text:p>
          </table:table-cell>
          <table:table-cell table:style-name="ce96" office:value-type="string" calcext:value-type="string">
            <text:p><text:span text:style-name="T17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25">A challenge! / Run! / Think! / Precision is required / </text:span>Your Arm Will Probably Hurt</text:p>
          </table:table-cell>
          <table:table-cell table:style-name="ce194" office:value-type="string" calcext:value-type="string">
            <text:p>Auteurs Of Video Games / Collectives of Auteurs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113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9">C.O.D.E.</text:span></text:p>
            <text:p><text:span text:style-name="T17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23">Python by Example</text:span></text:p>
            <text:p><text:span text:style-name="T23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17">Learn JavaScript in Y minutes</text:span></text:p>
            <text:p><text:span text:style-name="T17">Thinking in Java</text:span>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17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Hannibal</text:p>
            <text:p><text:span text:style-name="T16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18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17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20">Algorithms: videos: Elementary Symbol Tables</text:span></text:p>
            <text:p><text:span text:style-name="T20">Algorithms: notes: Elementary Symbol Tables</text:span></text:p>
            <text:p><text:span text:style-name="T20">Algorithms: videos: Balanced Search Trees</text:span></text:p>
            <text:p><text:span text:style-name="T20">Algorithms: notes: Balanced Search Trees</text:span></text:p>
            <text:p><text:span text:style-name="T20">Algorithms: videos: Geometric Applications of BSTs</text:span></text:p>
            <text:p><text:span text:style-name="T20">Algorithms: notes: Geometric Applications of BSTs</text:span></text:p>
            <text:p><text:span text:style-name="T20">Algorithms: programming: Assignment 5: Kd-trees</text:span></text:p>
            <text:p><text:span text:style-name="T21">C.O.D.E.</text:span></text:p>
            <text:p><text:span text:style-name="T17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23">HackerRank: 10 days of math statistics</text:span></text:p>
          </table:table-cell>
          <table:table-cell table:style-name="ce135" office:value-type="string" calcext:value-type="string">
            <text:p>Design Patterns</text:p>
            <text:p><text:span text:style-name="T17">SDLC Tutorial</text:span></text:p>
            <text:p><text:span text:style-name="T17">Learn JavaScript by Example</text:span></text:p>
            <text:p><text:span text:style-name="T17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137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17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Rashômon</text:p>
          </table:table-cell>
          <table:table-cell table:style-name="ce169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102" office:value-type="string" calcext:value-type="string">
            <text:p>Pac-Man Championship Edition Dx+</text:p>
            <text:p><text:span text:style-name="T18">Donkey Kong</text:span>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Default" table:number-columns-repeated="17"/>
          <table:table-cell table:style-name="ce119"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17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17">Крупным планом</text:span></text:p>
            <text:p><text:span text:style-name="T17">Через вселенные</text:span></text:p>
            <text:p><text:span text:style-name="T17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115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19">Algorithms: videos: </text:span></text:p>
            <text:p>Competitive Programmer’s Handbook</text:p>
            <text:p><text:span text:style-name="T17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23">The Hitchhiker's Guide to Python</text:span></text:p>
          </table:table-cell>
          <table:table-cell table:style-name="ce143" office:value-type="string" calcext:value-type="string">
            <text:p>Design Patterns</text:p>
            <text:p><text:span text:style-name="T17">Гибкие методологии разработки</text:span></text:p>
            <text:p><text:span text:style-name="T17">Eloquent JavaScript</text:span></text:p>
            <text:p><text:span text:style-name="T17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ce187" office:value-type="string" calcext:value-type="string">
            <text:p>Fahrenheit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19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17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19">Algorithms: videos: Undirected Graphs</text:span></text:p>
            <text:p><text:span text:style-name="T19">Algorithms: notes: Undirected Graphs</text:span></text:p>
            <text:p><text:span text:style-name="T19">Algorithms: practice quiz: week 1: Undirected Graphs</text:span></text:p>
            <text:p><text:span text:style-name="T19">Algorithms: videos: Directed Graphs</text:span></text:p>
            <text:p><text:span text:style-name="T19">Algorithms: notes: Directed Graphs</text:span></text:p>
            <text:p><text:span text:style-name="T19">Algorithms: practice quiz: week 1: Directed Graphs</text:span></text:p>
            <text:p><text:span text:style-name="T19">Algorithms: programming: Assignment 1: WordNet</text:span></text:p>
            <text:p>Competitive Programmer’s Handbook</text:p>
            <text:p><text:span text:style-name="T17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2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17">SCRUM and XP from the trenches</text:span></text:p>
            <text:p><text:span text:style-name="T17">Eloquent JavaScript</text:span></text:p>
            <text:p><text:span text:style-name="T17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17">The Sonnets</text:span>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6">House of Cards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/>
          <table:table-cell table:style-name="ce102" office:value-type="string" calcext:value-type="string">
            <text:p><text:span text:style-name="T18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Hacknet</text:p>
          </table:table-cell>
          <table:table-cell table:style-name="Default" table:number-columns-repeated="17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17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19">Algorithms: videos: Minimum Spanning Trees</text:span></text:p>
            <text:p><text:span text:style-name="T19">Algorithms: notes: Minimum Spanning Trees</text:span></text:p>
            <text:p><text:span text:style-name="T19">Algorithms: practice quiz: week 2: Minimum Spanning Trees</text:span></text:p>
            <text:p><text:span text:style-name="T19">Algorithms: videos: Shortest Paths</text:span></text:p>
            <text:p><text:span text:style-name="T19">Algorithms: notes: Shortest Paths</text:span></text:p>
            <text:p><text:span text:style-name="T19">Algorithms: practice quiz: week 2: Shortest Paths</text:span></text:p>
            <text:p><text:span text:style-name="T19">Algorithms: programming: Assignment 2: Seam Carving</text:span></text:p>
            <text:p>Competitive Programmer’s Handbook</text:p>
            <text:p><text:span text:style-name="T17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2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17">Kanban and Scrum - Making the Most of Both</text:span></text:p>
            <text:p><text:span text:style-name="T17">Eloquent JavaScript</text:span></text:p>
            <text:p><text:span text:style-name="T17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6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87" office:value-type="string" calcext:value-type="string">
            <text:p>Grim Fandango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87" office:value-type="string" calcext:value-type="string">
            <text:p>Her Story</text:p>
          </table:table-cell>
          <table:table-cell table:style-name="Default" table:number-columns-repeated="7"/>
          <table:table-cell table:style-name="ce119"/>
          <table:table-cell table:style-name="Default" table:number-columns-repeated="1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17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9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19">Algorithms: videos: Maximum Flow and Minimum Cut</text:span></text:p>
            <text:p><text:span text:style-name="T19">Algorithms: notes: Maximum Flow and Minimum Cut</text:span></text:p>
            <text:p><text:span text:style-name="T19">Algorithms: practice quiz: week 3: Maximum Flow and Minimum Cut</text:span></text:p>
            <text:p><text:span text:style-name="T19">Algorithms: programming: Assignment 3: Baseball Elimination</text:span></text:p>
            <text:p><text:span text:style-name="T19">Algorithms: videos: Radix Sorts</text:span></text:p>
            <text:p><text:span text:style-name="T19">Algorithms: notes: Radix Sorts</text:span></text:p>
            <text:p><text:span text:style-name="T19">Algorithms: practice quiz: week 3: Radix Sorts</text:span></text:p>
            <text:p><text:span text:style-name="T7">Competitive Programmer’s Handbook</text:span></text:p>
            <text:p><text:span text:style-name="T17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23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22">Eloquent JavaScript</text:span></text:p>
            <text:p><text:span text:style-name="T2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6">To Play the King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Ico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 table:number-columns-repeated="7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8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17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Podtoid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17">Programming Pearls</text:span></text:p>
            <text:p>SICP</text:p>
          </table:table-cell>
          <table:table-cell table:style-name="ce134" office:value-type="string" calcext:value-type="string">
            <text:p><text:span text:style-name="T23">The Hitchhiker's Guide to Python</text:span></text:p>
            <text:p>Python Pocket Reference</text:p>
            <text:p><text:span text:style-name="T23">Introduction to Probability by Grinstead &amp; Snell</text:span></text:p>
          </table:table-cell>
          <table:table-cell table:style-name="ce135" office:value-type="string" calcext:value-type="string">
            <text:p><text:span text:style-name="T17">Code Complete | Pragmatic Programmer | Refactoring | Clean Code</text:span></text:p>
            <text:p><text:span text:style-name="T7">Databases: normalization</text:span></text:p>
            <text:p>Test-Driven Web Development with Python</text:p>
            <text:p><text:span text:style-name="T22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6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Snatcher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Spec Ops: The Line</text:p>
          </table:table-cell>
          <table:table-cell table:style-name="Default" table:number-columns-repeated="7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17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17">Programming Pearls</text:span></text:p>
            <text:p>SICP</text:p>
          </table:table-cell>
          <table:table-cell table:style-name="ce134" office:value-type="string" calcext:value-type="string">
            <text:p><text:span text:style-name="T23">The Hitchhiker's Guide to Python</text:span></text:p>
            <text:p>Python Pocket Reference</text:p>
            <text:p><text:span text:style-name="T23">Introduction to Probability by Grinstead &amp; Snell</text:span></text:p>
          </table:table-cell>
          <table:table-cell table:style-name="ce135" office:value-type="string" calcext:value-type="string">
            <text:p><text:span text:style-name="T17">Code Complete | Pragmatic Programmer | Refactoring | Clean Code</text:span></text:p>
            <text:p>Databases: SQL</text:p>
            <text:p>Test-Driven Web Development with Python</text:p>
            <text:p><text:span text:style-name="T22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6">The Final Cut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Sonic The Hedgehog 2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17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17">Programming Pearls</text:span></text:p>
            <text:p>SICP</text:p>
          </table:table-cell>
          <table:table-cell table:style-name="ce134" office:value-type="string" calcext:value-type="string">
            <text:p><text:span text:style-name="T23">The Hitchhiker's Guide to Python</text:span></text:p>
            <text:p>Python Pocket Reference</text:p>
            <text:p><text:span text:style-name="T23">Introduction to Probability by Grinstead &amp; Snell</text:span></text:p>
          </table:table-cell>
          <table:table-cell table:style-name="ce135" office:value-type="string" calcext:value-type="string">
            <text:p><text:span text:style-name="T17">Code Complete | Pragmatic Programmer | Refactoring | Clean Code</text:span></text:p>
            <text:p><text:span text:style-name="T7">Databases: SQL</text:span></text:p>
            <text:p>Test-Driven Web Development with Python</text:p>
            <text:p><text:span text:style-name="T22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The Last Starfighter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6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udrunner</text:span></text:p>
            <text:p><text:span text:style-name="T18">Street Fighter II Turbo</text:span></text:p>
          </table:table-cell>
          <table:table-cell table:style-name="ce192" office:value-type="string" calcext:value-type="string">
            <text:p>Super Mario World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Tacoma</text:p>
          </table:table-cell>
          <table:table-cell table:style-name="Default" table:number-columns-repeated="3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8">Jedi Knight: Jedi Academy</text:span></text:p>
            <text:p><text:span text:style-name="T18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17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17">Programming Pearls</text:span></text:p>
            <text:p>SICP</text:p>
          </table:table-cell>
          <table:table-cell table:style-name="ce134" office:value-type="string" calcext:value-type="string">
            <text:p><text:span text:style-name="T23">The Hitchhiker's Guide to Python</text:span></text:p>
            <text:p>Python Pocket Reference</text:p>
            <text:p><text:span text:style-name="T23">Introduction to Probability by Grinstead &amp; Snell</text:span></text:p>
          </table:table-cell>
          <table:table-cell table:style-name="ce135" office:value-type="string" calcext:value-type="string">
            <text:p><text:span text:style-name="T17">Code Complete | Pragmatic Programmer | Refactoring | Clean Code</text:span></text:p>
            <text:p>Test-Driven Web Development with Python</text:p>
            <text:p><text:span text:style-name="T7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17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03" office:value-type="string" calcext:value-type="string">
            <text:p>Dreamscap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6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3"/>
          <table:table-cell table:style-name="ce102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17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7">Algorithms: videos: </text:span> </text:p>
            <text:p><text:span text:style-name="T22">Programming Pearls</text:span></text:p>
            <text:p><text:span text:style-name="T9">SICP</text:span></text:p>
          </table:table-cell>
          <table:table-cell table:style-name="ce141" office:value-type="string" calcext:value-type="string">
            <text:p><text:span text:style-name="T24">The Hitchhiker's Guide to Python</text:span></text:p>
            <text:p>Python Pocket Reference</text:p>
            <text:p><text:span text:style-name="T23">Introduction to Probability by Grinstead &amp; Snell</text:span></text:p>
          </table:table-cell>
          <table:table-cell table:style-name="ce145" office:value-type="string" calcext:value-type="string">
            <text:p><text:span text:style-name="T17">Code Complete | Pragmatic Programmer | Refactoring | Clean Code</text:span></text:p>
            <text:p><text:span text:style-name="T7">Test-Driven Web Development with Python</text:span></text:p>
            <text:p><text:span text:style-name="T7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7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22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Evil Dead I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6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7"/>
          <table:table-cell table:style-name="ce119" table:number-columns-repeated="9"/>
          <table:table-cell table:number-columns-repeated="3"/>
          <table:table-cell table:style-name="ce119" table:number-columns-repeated="5"/>
          <table:table-cell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17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19" table:number-columns-repeated="3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etal Gear Solid: Peace Walk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5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17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etal Gear Solid: Peace Walker</text:span></text:p>
            <text:p><text:span text:style-name="T18">Street Fighter II Turbo</text:span></text:p>
          </table:table-cell>
          <table:table-cell table:style-name="Default"/>
          <table:table-cell table:style-name="ce102" office:value-type="string" calcext:value-type="string">
            <text:p>Limbo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17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8">Metal Gear Solid: Peace Walker</text:span></text:p>
            <text:p><text:span text:style-name="T18">Street Fighter II Turbo</text:span></text:p>
          </table:table-cell>
          <table:table-cell table:style-name="Default"/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17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Dead Poets Societ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8">Metal Gear Solid: Peace Walker</text:span></text:p>
            <text:p><text:span text:style-name="T18">Street Fighter II Turbo</text:span></text:p>
          </table:table-cell>
          <table:table-cell table:style-name="Default"/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10"/>
          <table:table-cell table:number-columns-repeated="3"/>
          <table:table-cell table:style-name="ce119" table:number-columns-repeated="5"/>
          <table:table-cell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17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Junkfood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etal Gear Solid: Peace Walker</text:span></text:p>
            <text:p><text:span text:style-name="T18">Super Street Fighter II Turbo</text:span></text:p>
          </table:table-cell>
          <table:table-cell table:style-name="Default"/>
          <table:table-cell table:style-name="ce102" office:value-type="string" calcext:value-type="string">
            <text:p>Soma</text:p>
          </table:table-cell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7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17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etal Gear Solid: Peace Walker</text:span></text:p>
            <text:p><text:span text:style-name="T18">Super Street Fighter II Turbo</text:span></text:p>
          </table:table-cell>
          <table:table-cell table:style-name="Default"/>
          <table:table-cell table:style-name="ce102" office:value-type="string" calcext:value-type="string">
            <text:p>Transistor</text:p>
          </table:table-cell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7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17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etal Gear Solid: Peace Walker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7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17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Mortal Komba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<text:span text:style-name="T18">Heroes of Might and Magic III</text:span></text:p>
            <text:p><text:span text:style-name="T18">Metal Gear Solid: Peace Walker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7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17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etal Gear Solid: Peace Walker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17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/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17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Johnny Mnemonic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17">Legend of Grimrock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7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17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17">Legend of Grimrock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7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17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62" office:value-type="string" calcext:value-type="string">
            <text:p>Dark City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17">Legend of Grimrock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7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2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17">Legend of Grimrock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17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19" office:value-type="string" calcext:value-type="string">
            <text:p>Pop films of 0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17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62" office:value-type="string" calcext:value-type="string">
            <text:p>American Psycho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7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7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2001: A Space Odyssey</text:p>
          </table:table-cell>
          <table:table-cell table:style-name="ce162" office:value-type="string" calcext:value-type="string">
            <text:p>Constantine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17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19" office:value-type="string" calcext:value-type="string">
            <text:p>Pop films of 1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17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Finding Dory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19" table:number-columns-repeated="11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7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American Graffiti</text:p>
          </table:table-cell>
          <table:table-cell table:style-name="ce16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17">SpaceChem</text:span></text:p>
            <text:p><text:span text:style-name="T18">Street Fighter Alpha 2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7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Chinatown</text:p>
          </table:table-cell>
          <table:table-cell table:style-name="ce10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ropico 5</text:span>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7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03" office:value-type="string" calcext:value-type="string">
            <text:p>The Vast of Nigh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17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0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7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7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7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17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7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7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7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03" office:value-type="string" calcext:value-type="string">
            <text:p>Ironwee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/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17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7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Default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7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1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Joyeux Noël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7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7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13"/>
          <table:table-cell/>
          <table:table-cell table:style-name="ce119" table:number-columns-repeated="10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17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7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7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7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/>
          <table:table-cell/>
          <table:table-cell table:style-name="ce119" table:number-columns-repeated="24"/>
          <table:table-cell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17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ce119" table:number-columns-repeated="12"/>
          <table:table-cell/>
          <table:table-cell table:style-name="ce119" table:number-columns-repeated="24"/>
          <table:table-cell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In the Name of the Fath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O52])" office:value-type="float" office:value="60" calcext:value-type="float">
            <text:p>60</text:p>
          </table:table-cell>
          <table:table-cell table:number-columns-repeated="38" table:style-name="ce117" office:value-type="string" calcext:value-type="string">
            <text:p>~</text:p>
          </table:table-cell>
          <table:table-cell table:style-name="ce117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 Boxer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02" office:value-type="string" calcext:value-type="string">
            <text:p>Messenger</text:p>
          </table:table-cell>
          <table:table-cell table:style-name="ce119" office:value-type="string" calcext:value-type="string">
            <text:p>Hideo Kojima</text:p>
          </table:table-cell>
          <table:table-cell table:style-name="ce102" office:value-type="string" calcext:value-type="string">
            <text:p>Republic Commando</text:p>
          </table:table-cell>
          <table:table-cell table:style-name="Default"/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02" office:value-type="string" calcext:value-type="string">
            <text:p>Shadow Tactics</text:p>
          </table:table-cell>
          <table:table-cell table:style-name="ce102" office:value-type="string" calcext:value-type="string">
            <text:p>Metal Gear Solid 2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5"/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Metal Gear Solid 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19" table:number-columns-repeated="8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etsuya Nomur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ngdom Heart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Fumito Ue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adow of the Colossu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Shigeru Miyamoto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92" office:value-type="string" calcext:value-type="string">
            <text:p>Super Mario 64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Goichi Suda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iller7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o More Heroe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Hironobu Sakaguch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he Last Story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u Suzuki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ut Run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fter Burn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irtua Fighter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Shenmue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asumi Matsuno</text:p>
          </table:table-cell>
          <table:table-cell table:style-name="ce119"/>
          <table:table-cell table:style-name="Default" table:number-columns-repeated="2"/>
          <table:table-cell table:style-name="ce119" table:number-columns-repeated="21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Ogre Battle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Vagrant Story</text:p>
          </table:table-cell>
          <table:table-cell table:style-name="ce119"/>
          <table:table-cell table:style-name="Default"/>
          <table:table-cell table:style-name="ce119" table:number-columns-repeated="22"/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Final Fantasy Tactic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Yoko Taro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Drakengard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Nier: Automat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eita Takaha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Katamari Damac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19" office:value-type="string" calcext:value-type="string">
            <text:p>Kazunori Yamauc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Gran Turismo 3: A-Spec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an Turismo 4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Kotaro Uchikosh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Infinit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Zero Escap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19" office:value-type="string" calcext:value-type="string">
            <text:p>Shu Takumi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Ace Attorney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ce119" office:value-type="string" calcext:value-type="string">
            <text:p>Tim Schaf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2"/>
          <table:table-cell table:style-name="ce119" office:value-type="string" calcext:value-type="string">
            <text:p>Ken Levin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ystem Shock 2</text:p>
          </table:table-cell>
          <table:table-cell table:style-name="Default" table:number-columns-repeated="6"/>
          <table:table-cell table:style-name="ce119" table:number-columns-repeated="18"/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19" office:value-type="string" calcext:value-type="string">
            <text:p>Jeff Minter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02" office:value-type="string" calcext:value-type="string">
            <text:p>Gridrunner</text:p>
          </table:table-cell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/>
          <table:table-cell table:style-name="ce102" office:value-type="string" calcext:value-type="string">
            <text:p>Attack of the Mutant Camel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Tempest 2000</text:p>
          </table:table-cell>
          <table:table-cell table:style-name="Default" table:number-columns-repeated="7"/>
          <table:table-cell table:style-name="ce119" table:number-columns-repeated="17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American McGee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02" office:value-type="string" calcext:value-type="string">
            <text:p>American McGee's Alice</text:p>
          </table:table-cell>
          <table:table-cell table:style-name="Default" table:number-columns-repeated="8"/>
          <table:table-cell table:style-name="ce119" table:number-columns-repeated="16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19" office:value-type="string" calcext:value-type="string">
            <text:p>Daniel Vávra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/>
          <table:table-cell table:style-name="ce102" office:value-type="string" calcext:value-type="string">
            <text:p>Mafia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19" office:value-type="string" calcext:value-type="string">
            <text:p>Lucas Pope</text:p>
          </table:table-cell>
          <table:table-cell table:style-name="ce119" table:number-columns-repeated="5"/>
          <table:table-cell table:style-name="Default" table:number-columns-repeated="2"/>
          <table:table-cell table:style-name="ce119" table:number-columns-repeated="17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ce102" office:value-type="string" calcext:value-type="string">
            <text:p>Return of the Obra Dinn</text:p>
          </table:table-cell>
          <table:table-cell table:style-name="ce119" table:number-columns-repeated="5"/>
          <table:table-cell table:style-name="Default"/>
          <table:table-cell table:style-name="ce119" table:number-columns-repeated="18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71" table:style-name="ce117" office:value-type="string" calcext:value-type="string">
            <text:p>~</text:p>
          </table:table-cell>
          <table:table-cell table:style-name="ce117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Edmund McMillen</text:p>
          </table:table-cell>
          <table:table-cell table:style-name="Default" table:number-columns-repeated="5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Default"/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5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2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Default"/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Michel Ancel</text:p>
          </table:table-cell>
          <table:table-cell table:style-name="Default" table:number-columns-repeated="5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8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Default"/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Rayman</text:p>
          </table:table-cell>
          <table:table-cell table:style-name="Default" table:number-columns-repeated="5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2"/>
          <table:table-cell table:style-name="ce102" office:value-type="string" calcext:value-type="string">
            <text:p>Beyond Good &amp; Evil</text:p>
          </table:table-cell>
          <table:table-cell table:style-name="Default" table:number-columns-repeated="5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2"/>
          <table:table-cell table:style-name="ce119" office:value-type="string" calcext:value-type="string">
            <text:p>Jonathan Blow</text:p>
          </table:table-cell>
          <table:table-cell table:style-name="Default" table:number-columns-repeated="5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ce119" table:number-columns-repeated="5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7"/>
          <table:table-cell table:style-name="ce102" office:value-type="string" calcext:value-type="string">
            <text:p>The Witness</text:p>
          </table:table-cell>
          <table:table-cell table:style-name="ce119" table:number-columns-repeated="5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7"/>
          <table:table-cell table:style-name="ce119" office:value-type="string" calcext:value-type="string">
            <text:p>Ragnar Tørnquist</text:p>
          </table:table-cell>
          <table:table-cell table:style-name="ce119" table:number-columns-repeated="5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7"/>
          <table:table-cell table:style-name="ce102" office:value-type="string" calcext:value-type="string">
            <text:p>Dreamfall: The Longest Journey</text:p>
          </table:table-cell>
          <table:table-cell table:style-name="ce119" table:number-columns-repeated="5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7"/>
          <table:table-cell table:style-name="ce119" office:value-type="string" calcext:value-type="string">
            <text:p>Éric Chahi</text:p>
          </table:table-cell>
          <table:table-cell table:style-name="ce119" table:number-columns-repeated="6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7"/>
          <table:table-cell table:style-name="ce102" office:value-type="string" calcext:value-type="string">
            <text:p>Another World</text:p>
          </table:table-cell>
          <table:table-cell table:style-name="ce119" table:number-columns-repeated="6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Alexander Bruce</text:p>
          </table:table-cell>
          <table:table-cell table:style-name="ce119" table:number-columns-repeated="6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 table:number-columns-repeated="2"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Antichamber</text:p>
          </table:table-cell>
          <table:table-cell table:style-name="ce119" table:number-columns-repeated="6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ike Bithell</text:p>
          </table:table-cell>
          <table:table-cell table:style-name="ce119" table:number-columns-repeated="6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omas Was Alone</text:p>
          </table:table-cell>
          <table:table-cell table:style-name="ce119" table:number-columns-repeated="12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Volum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oby Fox</text:p>
          </table:table-cell>
          <table:table-cell table:style-name="ce119" table:number-columns-repeated="11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Undertale</text:p>
          </table:table-cell>
          <table:table-cell table:style-name="ce119" table:number-columns-repeated="11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 table:number-columns-repeated="2"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laydead</text:p>
          </table:table-cell>
          <table:table-cell table:style-name="ce119" table:number-columns-repeated="12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Inside</text:p>
          </table:table-cell>
          <table:table-cell table:style-name="ce119" table:number-columns-repeated="12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on Studios GmbH</text:p>
          </table:table-cell>
          <table:table-cell table:style-name="ce119" table:number-columns-repeated="16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3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16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Team Cherry</text:p>
          </table:table-cell>
          <table:table-cell table:style-name="ce119" table:number-columns-repeated="16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ollow Knight</text:p>
          </table:table-cell>
          <table:table-cell table:style-name="ce119" table:number-columns-repeated="16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olla Games</text:p>
          </table:table-cell>
          <table:table-cell table:style-name="ce119" table:number-columns-repeated="1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12"/>
          <table:table-cell table:style-name="ce102" office:value-type="string" calcext:value-type="string">
            <text:p>Crayon Physics Delux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19" table:number-columns-repeated="12"/>
          <table:table-cell table:style-name="ce102" office:value-type="string" calcext:value-type="string">
            <text:p>The Swapper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Baba Is You</text:p>
          </table:table-cell>
          <table:table-cell table:style-name="ce119" table:number-columns-repeated="19"/>
          <table:table-cell table:style-name="Default"/>
          <table:table-cell table:style-name="ce119" table:number-columns-repeated="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Noit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Klei Entertainmen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Mark of the Ninj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Okomotiv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FAR: Lone Sail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Ninja Theo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Heavenly Swor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nslaved: Odyssey to the We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mC: Devil May Cr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12"/>
          <table:table-cell table:style-name="ce102" office:value-type="string" calcext:value-type="string">
            <text:p>Hellblade: Senua's Sacrific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Atonement</text:p>
          </table:table-cell>
          <table:table-cell table:style-name="ce119" table:number-columns-repeated="12"/>
          <table:table-cell table:style-name="ce119" office:value-type="string" calcext:value-type="string">
            <text:p>Amanita Desig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12"/>
          <table:table-cell table:style-name="ce102" office:value-type="string" calcext:value-type="string">
            <text:p>Machinar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Begin Again</text:p>
          </table:table-cell>
          <table:table-cell table:style-name="ce119" table:number-columns-repeated="12"/>
          <table:table-cell table:style-name="ce102" office:value-type="string" calcext:value-type="string">
            <text:p>Botanicula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12"/>
          <table:table-cell table:style-name="ce102" office:value-type="string" calcext:value-type="string">
            <text:p>Samoro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12"/>
          <table:table-cell table:style-name="ce119" office:value-type="string" calcext:value-type="string">
            <text:p>ZA/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12"/>
          <table:table-cell table:style-name="ce102" office:value-type="string" calcext:value-type="string">
            <text:p>Disco Elysium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12"/>
          <table:table-cell table:style-name="ce119" office:value-type="string" calcext:value-type="string">
            <text:p>RedCandle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12"/>
          <table:table-cell table:style-name="ce102" office:value-type="string" calcext:value-type="string">
            <text:p>Detenti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12"/>
          <table:table-cell table:style-name="ce119" office:value-type="string" calcext:value-type="string">
            <text:p>Level-5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12"/>
          <table:table-cell table:style-name="ce102" office:value-type="string" calcext:value-type="string">
            <text:p>Dark Clou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12"/>
          <table:table-cell table:style-name="ce102" office:value-type="string" calcext:value-type="string">
            <text:p>Professor Layt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12"/>
          <table:table-cell table:style-name="ce102" office:value-type="string" calcext:value-type="string">
            <text:p>Inazuma Elev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12"/>
          <table:table-cell table:style-name="ce102" office:value-type="string" calcext:value-type="string">
            <text:p>Ni no Kuni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12"/>
          <table:table-cell table:style-name="ce119" office:value-type="string" calcext:value-type="string">
            <text:p>Supergiant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12"/>
          <table:table-cell table:style-name="ce102" office:value-type="string" calcext:value-type="string">
            <text:p>Had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12"/>
          <table:table-cell table:style-name="ce119" office:value-type="string" calcext:value-type="string">
            <text:p>Killmonday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12"/>
          <table:table-cell table:style-name="ce102" office:value-type="string" calcext:value-type="string">
            <text:p>Fran Bow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12"/>
          <table:table-cell table:style-name="ce102" office:value-type="string" calcext:value-type="string">
            <text:p>Misfortun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12"/>
          <table:table-cell table:style-name="ce119" office:value-type="string" calcext:value-type="string">
            <text:p>Nomada Studi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12"/>
          <table:table-cell table:style-name="ce102" office:value-type="string" calcext:value-type="string">
            <text:p>Gri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12"/>
          <table:table-cell table:style-name="ce119" office:value-type="string" calcext:value-type="string">
            <text:p>Freebird Gam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12"/>
          <table:table-cell table:style-name="ce102" office:value-type="string" calcext:value-type="string">
            <text:p>To the Moo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ce119" table:number-columns-repeated="12"/>
          <table:table-cell table:style-name="ce119" office:value-type="string" calcext:value-type="string">
            <text:p>Ubisoft Reflection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Shadow of the Beast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estruction Derb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Driver: San Francisco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row Home / Grow Up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Mobius Digital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Outer Wilds 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Ice-Pick Lodge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tholog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The Void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iranha Bytes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Gothic 2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Risen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ELEX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11"/>
          <table:table-cell table:style-name="ce119" office:value-type="string" calcext:value-type="string">
            <text:p>People Can Fly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style-name="ce119" table:number-columns-repeated="11"/>
          <table:table-cell table:style-name="ce102" office:value-type="string" calcext:value-type="string">
            <text:p>Painkiller</text:p>
          </table:table-cell>
          <table:table-cell table:style-name="ce119" table:number-columns-repeated="24"/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Bulletstorm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Epic Games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Unreal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Gears of War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Shadow Complex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inXile Entertainment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Bard’s Tale Trilogy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Torment: Tides of Numenera</text:p>
          </table:table-cell>
          <table:table-cell table:number-columns-repeated="33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Wasteland 3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Troika Gam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Arkanum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The Temple of Elemental Evil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"/>
          <table:table-cell table:style-name="ce102" office:value-type="string" calcext:value-type="string">
            <text:p>Vampire: The Masquerade – Bloodline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"/>
          <table:table-cell table:style-name="ce119" office:value-type="string" calcext:value-type="string">
            <text:p>Black Isle Studios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Fallout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Planescape: Tor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 table:number-columns-repeated="2"/>
          <table:table-cell table:number-columns-repeated="10"/>
          <table:table-cell table:style-name="ce119" office:value-type="string" calcext:value-type="string">
            <text:p>Shiny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Earthworm Jim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10"/>
          <table:table-cell table:style-name="ce102" office:value-type="string" calcext:value-type="string">
            <text:p>Earthworm Jim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DK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Messiah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11"/>
          <table:table-cell table:style-name="ce102" office:value-type="string" calcext:value-type="string">
            <text:p>Sacrific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style-name="Default"/>
          <table:table-cell table:number-columns-repeated="11"/>
          <table:table-cell table:style-name="ce119" office:value-type="string" calcext:value-type="string">
            <text:p>Obisidian Entertainment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12"/>
          <table:table-cell table:style-name="ce102" office:value-type="string" calcext:value-type="string">
            <text:p>Star Wars Knights of the Old Republic II: The Sith Lord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12"/>
          <table:table-cell table:style-name="ce102" office:value-type="string" calcext:value-type="string">
            <text:p>Neverwinter Nights 2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12"/>
          <table:table-cell table:style-name="ce102" office:value-type="string" calcext:value-type="string">
            <text:p>Pillars of Eternit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12"/>
          <table:table-cell table:style-name="ce102" office:value-type="string" calcext:value-type="string">
            <text:p>Tyranny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12"/>
          <table:table-cell table:style-name="ce119" office:value-type="string" calcext:value-type="string">
            <text:p>Biowa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12"/>
          <table:table-cell table:style-name="ce102" office:value-type="string" calcext:value-type="string">
            <text:p>Baldur's Gat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12"/>
          <table:table-cell table:style-name="ce102" office:value-type="string" calcext:value-type="string">
            <text:p>Baldur's Gate II: Shadows of Amn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12"/>
          <table:table-cell table:style-name="ce102" office:value-type="string" calcext:value-type="string">
            <text:p>Neverwinter Nights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12"/>
          <table:table-cell table:style-name="ce102" office:value-type="string" calcext:value-type="string">
            <text:p>Star Wars: Knights of the Old Republic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12"/>
          <table:table-cell table:style-name="ce102" office:value-type="string" calcext:value-type="string">
            <text:p>Jade Empire</text:p>
          </table:table-cell>
          <table:table-cell table:number-columns-repeated="981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Grand Central</text:p>
          </table:table-cell>
          <table:table-cell table:number-columns-repeated="12"/>
          <table:table-cell table:style-name="ce102" office:value-type="string" calcext:value-type="string">
            <text:p>Mass Effect</text:p>
          </table:table-cell>
          <table:table-cell table:number-columns-repeated="981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 3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Mass Effect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Origins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 2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/>
          <table:table-cell table:style-name="Default" table:number-columns-repeated="11"/>
          <table:table-cell table:style-name="ce102" office:value-type="string" calcext:value-type="string">
            <text:p>Dragon Age: Inquisition</text:p>
          </table:table-cell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12"/>
          <table:table-cell table:style-name="ce119" office:value-type="string" calcext:value-type="string">
            <text:p>Frictional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12"/>
          <table:table-cell table:style-name="ce102" office:value-type="string" calcext:value-type="string">
            <text:p>Amnesia: The Dark Descent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12"/>
          <table:table-cell table:style-name="ce119" office:value-type="string" calcext:value-type="string">
            <text:p>Bloober Tea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12"/>
          <table:table-cell table:style-name="ce102" office:value-type="string" calcext:value-type="string">
            <text:p>Layers of Fea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style-name="ce102" office:value-type="string" calcext:value-type="string">
            <text:p>Observer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12"/>
          <table:table-cell table:style-name="ce102" office:value-type="string" calcext:value-type="string">
            <text:p>Blair Witch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12"/>
          <table:table-cell table:style-name="ce102" office:value-type="string" calcext:value-type="string">
            <text:p>The Medium</text:p>
          </table:table-cell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19" office:value-type="string" calcext:value-type="string">
            <text:p>Joaquin Phoenix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style-name="Default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6"/>
        </table:table-row>
        <table:table-row table:style-name="ro4" table:number-rows-repeated="1048260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  <table:database-ranges>
        <table:database-range table:name="__Anonymous_Sheet_DB__1" table:target-range-address="Calendar_of_tasks.AO54:Calendar_of_tasks.AO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46:39.24394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9T23:48:57.937211452</dc:date>
    <meta:editing-cycles>88</meta:editing-cycles>
    <meta:editing-duration>P1DT22H3M8S</meta:editing-duration>
    <meta:document-statistic meta:table-count="2" meta:cell-count="2641" meta:object-count="1"/>
  </office:meta>
</office:document-meta>
</file>